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language="es" fo:country="ES" style:font-size-asian="14pt" style:font-name-complex="Arial2" style:font-size-complex="14pt"/>
    </style:style>
    <style:style style:name="P2" style:family="paragraph" style:parent-style-name="Standard">
      <style:paragraph-properties fo:text-align="center" style:justify-single-word="false"/>
      <style:text-properties style:font-name="Arial" fo:font-size="14pt" fo:language="es" fo:country="ES" style:text-underline-style="solid" style:text-underline-width="auto" style:text-underline-color="font-color" style:font-size-asian="14pt" style:font-name-complex="Arial2" style:font-size-complex="14pt"/>
    </style:style>
    <style:style style:name="P3" style:family="paragraph" style:parent-style-name="Standard">
      <style:paragraph-properties fo:line-height="150%" fo:text-align="start" style:justify-single-word="false"/>
      <style:text-properties style:font-name="Arial" fo:font-size="14pt" fo:language="es" fo:country="ES" style:text-underline-style="none" fo:font-weight="normal" style:font-size-asian="12.25pt" style:font-weight-asian="normal" style:font-name-complex="Arial2" style:font-size-complex="14pt" style:font-weight-complex="normal"/>
    </style:style>
    <style:style style:name="P4" style:family="paragraph" style:parent-style-name="Standard">
      <style:paragraph-properties fo:line-height="150%" fo:text-align="start" style:justify-single-word="false"/>
      <style:text-properties style:font-name="Arial" fo:font-size="14pt" fo:language="es" fo:country="ES" style:text-underline-style="none" fo:font-weight="normal" style:font-size-asian="14pt" style:font-weight-asian="normal" style:font-name-complex="Arial2" style:font-size-complex="14pt" style:font-weight-complex="normal"/>
    </style:style>
    <style:style style:name="P5" style:family="paragraph" style:parent-style-name="Standard">
      <style:paragraph-properties fo:line-height="150%" fo:text-align="start" style:justify-single-word="false"/>
      <style:text-properties style:font-name="Arial" fo:font-size="14pt" fo:language="es" fo:country="ES" fo:font-weight="normal" style:font-size-asian="14pt" style:font-weight-asian="normal" style:font-name-complex="Arial2" style:font-size-complex="14pt" style:font-weight-complex="normal"/>
    </style:style>
    <style:style style:name="P6" style:family="paragraph" style:parent-style-name="Standard">
      <style:paragraph-properties fo:line-height="150%" fo:text-align="start" style:justify-single-word="false"/>
      <style:text-properties style:font-name="Arial" fo:font-size="14pt" fo:language="es" fo:country="ES" fo:font-weight="normal" style:font-size-asian="12.25pt" style:font-weight-asian="normal" style:font-name-complex="Arial2" style:font-size-complex="14pt" style:font-weight-complex="normal"/>
    </style:style>
    <style:style style:name="P7" style:family="paragraph" style:parent-style-name="Standard">
      <style:paragraph-properties fo:line-height="150%" fo:text-align="start" style:justify-single-word="false"/>
      <style:text-properties style:font-name="Arial" fo:font-size="20pt" fo:language="es" fo:country="ES" fo:font-weight="bold" style:font-size-asian="20pt" style:font-weight-asian="bold" style:font-name-complex="Arial2" style:font-size-complex="20pt" style:font-weight-complex="bold"/>
    </style:style>
    <style:style style:name="P8" style:family="paragraph" style:parent-style-name="Standard">
      <style:paragraph-properties fo:line-height="150%" fo:text-align="center" style:justify-single-word="false" fo:break-before="page"/>
      <style:text-properties style:font-name="Arial" fo:font-size="20pt" fo:language="es" fo:country="ES" fo:font-weight="bold" style:font-size-asian="20pt" style:font-weight-asian="bold" style:font-name-complex="Arial2" style:font-size-complex="20pt" style:font-weight-complex="bold"/>
    </style:style>
    <style:style style:name="P9" style:family="paragraph" style:parent-style-name="Standard">
      <style:paragraph-properties fo:line-height="150%" fo:text-align="center" style:justify-single-word="false" fo:break-before="page"/>
      <style:text-properties style:font-name="Arial" fo:font-size="14pt" fo:language="es" fo:country="ES" style:text-underline-style="none" fo:font-weight="bold" style:font-size-asian="12.25pt" style:font-weight-asian="bold" style:font-name-complex="Arial2" style:font-size-complex="14pt" style:font-weight-complex="bold"/>
    </style:style>
    <style:style style:name="P10" style:family="paragraph" style:parent-style-name="Standard">
      <style:paragraph-properties fo:line-height="150%" fo:text-align="center" style:justify-single-word="false" fo:break-before="page"/>
      <style:text-properties style:font-name="Arial" fo:font-size="14pt" fo:language="es" fo:country="ES" fo:font-style="normal" style:text-underline-style="none" fo:font-weight="bold" style:font-size-asian="12.25pt" style:font-style-asian="normal" style:font-weight-asian="bold" style:font-name-complex="Arial2" style:font-size-complex="14pt" style:font-style-complex="normal" style:font-weight-complex="bold"/>
    </style:style>
    <style:style style:name="P11" style:family="paragraph" style:parent-style-name="Standard" style:master-page-name="Standard">
      <style:paragraph-properties fo:text-align="center" style:justify-single-word="false" style:page-number="auto"/>
      <style:text-properties style:font-name="Arial" fo:font-size="14pt" fo:language="es" fo:country="ES" style:font-size-asian="14pt" style:font-name-complex="Arial2" style:font-size-complex="14pt"/>
    </style:style>
    <style:style style:name="P12" style:family="paragraph" style:parent-style-name="Standard">
      <style:paragraph-properties fo:line-height="150%" fo:text-align="start" style:justify-single-word="false"/>
      <style:text-properties style:font-name="Arial" fo:font-size="14pt" fo:language="es" fo:country="ES" style:text-underline-style="none" fo:font-weight="normal" style:font-size-asian="12.25pt" style:font-weight-asian="normal" style:font-name-complex="Arial2" style:font-size-complex="14pt" style:font-weight-complex="normal"/>
    </style:style>
    <style:style style:name="P13" style:family="paragraph" style:parent-style-name="Standard" style:list-style-name="L2">
      <style:paragraph-properties fo:line-height="150%" fo:text-align="start" style:justify-single-word="false"/>
      <style:text-properties style:font-name="Arial" fo:font-size="14pt" fo:language="es" fo:country="ES" style:text-underline-style="none" fo:font-weight="bold" style:font-size-asian="12.25pt" style:font-weight-asian="bold" style:font-name-complex="Arial2" style:font-size-complex="14pt" style:font-weight-complex="bold"/>
    </style:style>
    <style:style style:name="P14" style:family="paragraph" style:parent-style-name="Standard" style:list-style-name="L1">
      <style:paragraph-properties fo:line-height="150%" fo:text-align="start" style:justify-single-word="false"/>
      <style:text-properties style:font-name="Arial" fo:font-size="14pt" fo:language="es" fo:country="ES" fo:font-style="normal" style:text-underline-style="none" fo:font-weight="normal" style:font-size-asian="12.25pt" style:font-style-asian="normal" style:font-weight-asian="normal" style:font-name-complex="Arial2" style:font-size-complex="14pt" style:font-style-complex="normal" style:font-weight-complex="normal"/>
    </style:style>
    <style:style style:name="P15" style:family="paragraph" style:parent-style-name="Standard">
      <style:paragraph-properties fo:line-height="150%" fo:text-align="center" style:justify-single-word="false" fo:break-before="page"/>
      <style:text-properties style:font-name="Arial" fo:font-size="14pt" fo:language="es" fo:country="ES" style:text-underline-style="none" fo:font-weight="bold" style:font-size-asian="12.25pt" style:font-weight-asian="bold" style:font-name-complex="Arial2"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variant="normal" fo:text-transform="none" fo:color="#666666" style:font-name="Arial1" fo:font-size="7.5pt" fo:letter-spacing="normal" fo:font-style="normal"/>
    </style:style>
    <style:style style:name="T4" style:family="text">
      <style:text-properties fo:font-variant="normal" fo:text-transform="none" fo:color="#666666" style:font-name="Arial1" fo:font-size="7.5pt" fo:letter-spacing="normal" fo:font-style="italic"/>
    </style:style>
    <style:style style:name="T5" style:family="text">
      <style:text-properties fo:font-variant="normal" fo:text-transform="none" fo:color="#666666" style:font-name="Arial1" fo:letter-spacing="normal" fo:font-style="normal"/>
    </style:style>
    <style:style style:name="T6" style:family="text">
      <style:text-properties fo:font-variant="normal" fo:text-transform="none" fo:color="#666666" style:font-name="Arial1" fo:letter-spacing="normal" fo:font-style="normal" style:font-size-asian="14pt"/>
    </style:style>
    <style:style style:name="T7" style:family="text">
      <style:text-properties fo:font-variant="normal" fo:text-transform="none" fo:color="#666666" style:font-name="Arial1" fo:letter-spacing="normal" fo:font-style="italic"/>
    </style:style>
    <style:style style:name="T8" style:family="text">
      <style:text-properties fo:font-variant="normal" fo:text-transform="none" fo:color="#666666" style:font-name="Arial1" fo:letter-spacing="normal" fo:font-style="italic" style:font-size-asian="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STITUTO TECNOLÓGICO DE COSTA RICA</text:p>
      <text:p text:style-name="P1"/>
      <text:p text:style-name="P2"/>
      <text:p text:style-name="P1"/>
      <text:p text:style-name="P1">Escuela de Computación</text:p>
      <text:p text:style-name="P1"/>
      <text:p text:style-name="P1"/>
      <text:p text:style-name="P1"/>
      <text:p text:style-name="P1">Arquitectura de Computadores</text:p>
      <text:p text:style-name="P1"/>
      <text:p text:style-name="P1"/>
      <text:p text:style-name="P1"/>
      <text:p text:style-name="P1">Proyecto de Programación 2</text:p>
      <text:p text:style-name="P1"/>
      <text:p text:style-name="P1"/>
      <text:p text:style-name="P1"/>
      <text:p text:style-name="P1">Integrantes</text:p>
      <text:p text:style-name="P1">Denis Zúñiga</text:p>
      <text:p text:style-name="P1">Steven Madrigal</text:p>
      <text:p text:style-name="P1"/>
      <text:p text:style-name="P1"/>
      <text:p text:style-name="P1"/>
      <text:p text:style-name="P1">Nombre del profesor</text:p>
      <text:p text:style-name="P1">Jaime Gutierrez</text:p>
      <text:p text:style-name="P1"/>
      <text:p text:style-name="P1"/>
      <text:p text:style-name="P1"/>
      <text:p text:style-name="P1">II semestre 2013</text:p>
      <text:p text:style-name="P8">Introducción</text:p>
      <text:p text:style-name="P5"><text:s/>Dentro de lo que se encontrará en este archivo se hablará sobre las funciones básicas que se cumplen dentro del proyecto, además de una explicación detallada sobre algunos aspectos necesarios de comentar para dar un mejor entendimiento del código a las demás personas que deseen realizar un proyecto similar a este. </text:p>
      <text:p text:style-name="P5"><text:s/>También se hará un análisis profundizado sobre algunos detalles tales como la manera en la que se decidió iniciar la creación del proyecto, hablando de algunas deciciónes de implementación de gran significado dentro de la creación del la lógica del código.</text:p>
      <text:p text:style-name="P5"><text:s/>Otro detalle que vale mencionar son algunos aspectos que son necesarios de explicar, ya que forman parte importante para entender correctamente el funcionamiento del código. Además se toma en cuenta explicar algunos problemas de implementación que surgieron y que por una u otra razón no se lograron arreglar para tener el código de manera totalmente robuzta<text:span text:style-name="T1">.</text:span></text:p>
      <text:p text:style-name="P4"><text:s/>Además se incluirá un análisis crítico hacia las deciciones de implementación que talvéz no fueron las mejores o incluso dar una opinión propia sobre lo logrado, ya sean aspectos buenos o malos dentro del código que dan un buen o mal gusto a la persona que se de a la tarea de revisarlo.</text:p>
      <text:p text:style-name="P4"><text:s/>Se incluirá una sección de conclusiones y recomendaciones con las que se busca dar a una persona que se este dando a la tarea de realizar un proyecto con una funcionalidad similar a la que se recreo dentro de este proyecto. <text:s/>Además se hablarán de algunas maneras en las que se podría iniciar este trabajo en el caso de que uno mismo desee retomar el mismo proyecto y realizar nuevos cambios, entendiendo inicialmente cual era su funcionalidad inicial.</text:p>
      <text:p text:style-name="P4"><text:s/>Dentro de las conclusiones se explicarán algunos detalles que se aprendieron al haber realizado este proyecto para así demostrar que hubo un aprendizaje <text:soft-page-break/>importante en cuanto al entendimiento de todo lo relacionado con la programación en el lenguaje ensamblador.</text:p>
      <text:p text:style-name="P4"><text:s/>Para finalizar se establecerá(n) un(as) referéncia(s) con las cuales la realización del proyecto se hizo un poco mas llevadero. También se incluirá un manual de poca extensión con la cual se explicará la manera en la cual una persona que nunca haya utilizado este lenguaje pueda correr el programa sin ningún problema.</text:p>
      <text:p text:style-name="P8">Análisis del problema</text:p>
      <text:p text:style-name="P6"><text:s/>La manera en la que se decidió iniciar la labor de realizar el proyecto, fue mediante el estudio previo de lo que se quería realizar, se habló de la manera en la que se definirian los pasos a seguir dentro de la realización del programa. </text:p>
      <text:p text:style-name="P6"><text:s/>Se inició buscando solución al problema de la manera en la que se ingresarian los comandos para así tomarlos como cada uno de los argumentos que serían necesarios para realizar cada una de las acciones que se especificaban dentro de la función requerida. Se estableció que para hacer esto simplemente sería necesario utilizar un “bufer” en el cual se tomarían todos los argumentos. Una vez establecido esto, se inició la tarea de definir que hacer<text:span text:style-name="T2"> para mostrar los archivos en consola. Se hizo una investigación en internet de la manera en la cual se realiza la acción mostrar, al haberse encontrado la manera en la que se podía realizar esta acción se decidió tomar el código que realizaba esa función y adaptarlo para que funcionara en el código, se entendió el funcionamiento del mismo y se adaptó de manera que en el código final funcionara de manera correcta.</text:span></text:p>
      <text:p text:style-name="P3"><text:s/>Una vez conseguido el comando “mostrar” se llegó a pensar la manera en la cual se ingresarian los comandos mendiante una única linea para hacer que se adaptára a los requerimientos especificados. Este problema se logró resolver mediante el uso de un ciclo el cual se implementó de manera que tomara cada uno de los comandos, separandolos en “bufers” de los cuales se tomarían los argumentos necesarios para cada una de las funciones.</text:p>
      <text:p text:style-name="P3"><text:s/>Se decidió buscar solución al tema de mostrar “--ayuda” y adaptarlo a cada uno de los comandos, para esto se decidió crear mensajes con los nombres originales de los archivos que contenian cada unos de los mensajes de ayuda de cada uno de los comandos y una vez esto funcionó se decidió reutilizar la función de mostrar para imprimir en pantalla el mensaje correspondiente. Este <text:s text:c="7"/>mensaje se guarda dentro de un “bufer” el cual de igual manera se reutiliza para <text:soft-page-break/>no hacer más “bufers” innecesarios.</text:p>
      <text:p text:style-name="P3"><text:s/>Al terminar de tomar “--ayuda” se busco solución a como renombrar un archivo. Se realizó una investigación por internet para buscar la manera de renombrar. El problema se logró resolver al encontrar un servicio de ensamblador que renombraba de manera automática con los registros.</text:p>
      <text:p text:style-name="P3"><text:s/>El siguiente problema que se encontró dentro de la creación del código fue encontrar la manera de borrar un archivo, para esto se hizo una investigación dentro de la página (incluida en referencias) donde se encontraban todos los servicios de ensamblador. Se encontró que el servicio que realizaba esta acción era el 10, el cual borraba el archivo con el nombre que se ingresara dentro de un registro predeterminado por ensamblador.</text:p>
      <text:p text:style-name="P3"><text:s/>Para el problema de copiar archivos surgió la misma investigación en internet, se encontró la solución con el servicio 9 el cual de igual manera realizaba la acción de copiar mendiante la colocación de los argumentos dentro de sus respectivos registros.</text:p>
      <text:p text:style-name="P3"><text:s/>Se incluyen las comparaciones de el comando que se ingresa de segundo para <text:s text:c="2"/>saber si se hizo un “--ayuda” y de esta manera resolver el problema de mostrar la ayuda de cada comando. Se reutiliza el comando de mostrar para imprimir los mensajes de ayuda que se encuentran dentro de archivos separados.</text:p>
      <text:p text:style-name="P3"><text:s/>Para resolver el problema de como realizar la restricción presente dentro de borrar y renombrar se buscó resolver mediante comparaciones en las cuales, en el caso de que al mostrar la pregunta y hacer el input de la respuesta si al ingresar una “s” realizaba la acción y si ingresaba otra tecla no lo hacia.</text:p>
      <text:p text:style-name="P3"><text:s/>Se buscó solución al problema de generalizar el código, ya que al haber algunas etiquetas que realizaban la misma acción, esto era un gasto innecesario de espacio dentro del código, por lo que se decidió dar una vista más agradable al código mediante la generalización en el sector de tomar los comandos, que se explica de manera más centralizada dentro de la bitácora. <text:s text:c="2"/></text:p>
      <text:p text:style-name="P3"><text:soft-page-break/><text:s/>Luego surgió el problema de crear la manera en la cual se reconocería el comando “--forzado” para lograr hacer que una ejecución de un comando como borrar o renombrar saltara la pregunta de seguridad que se hace normalmente. La manera en la que se resolvió fue creando una comparacion entre el comando en el que se supone quedaría el “--forzado” como en el borrar en el comando 3 o el renombrar en el comando 4 que cabe mencionar solamente se utiliza en ese caso. Al hacer esa comparación se salta la pregunta mediante la colocación de otra etiqueta abajo de la pregunta, de esta manera hace el salto mas fácil.</text:p>
      <text:p text:style-name="P3"><text:s/>Una vez finalizada la parte de hacer “--forzado” se dio a la tarea de hacer el comparar en el cual se invirtieron varias horas sin resultado alguno, los problemas que se llegaron a presentar fueron que a la hora de tomar el largo del archivo no se sabia como hacer que terminara, esto se resolvió de manera simple, ya que unicamente se comparaba el digito sacado del archivo con un 0 y si era uno terminaba la comparacion y continuaba el ciclo normal del prompt. </text:p>
      <text:p text:style-name="P3"><text:s/>Otro problema que se originó durante la creación de comparar, fue que se da la opción de que un archivo tenga una linea mas corta que la del otro archivo, por lo que se intentó resolver mediante la creación separada de indices para llevar en los dos archivos y así verificar cuando alguno de los archivos llegaba a un salto de linea (10) o al final del archivo (0) y de esa manera evitar que se deje de ejecutar el comparar.</text:p>
      <text:p text:style-name="P3"><text:s/>Tambien se da el problema de que se comparan ciertas lineas de manera correcta pero saltando otras que de igual manera debería tomar como diferentes, pero que por alguna razón no lo toma de manera eficáz.</text:p>
      <text:p text:style-name="P3"><text:s/>Dentro de los problemas de menor interéz, pero que de igual manera forman parte del trabajo se pueden mencionar, limpiar los bufers, ya que en algunos momentos quedan sucios por lo que es necesario dejarlos sin datos para reutilizarlos en la siguiente llamada a ejecución mientras no se use salir.</text:p>
      <text:p text:style-name="P3"><text:soft-page-break/><text:s/>Se crearon etiquetas que son llamadas simplemente en las restriciones tales como cuando se desea hacer un comando que no existe o cuando se desea abrir un archivo que no existe, y se muestran en pantalla para avisar al usuario de su error.</text:p>
      <text:p text:style-name="P9">Conclusiones</text:p>
      <text:p text:style-name="P3"><text:s/>Se logró comprender a grandes rasgos como funciona a bajo nivel la manipulación de archivos mediante interrupciones al procesador y servicios que <text:s/>se pueden utilizar en lenguaje ensamblador.</text:p>
      <text:p text:style-name="P3"><text:s/>También se entendieron algunos errores que se pueden presentar durante la creación de un programa que manipula archivos, tales como saber cuando un archivo existe o no mediante un test al archivo o conocer cuando se esta realizando bien la acción de abrir el archivo para mostrarlo. También como manera de enseñanza del codigo reutilizado de internet que se encarga de mostrar, se conoció el uso de una estructura ligada a un servicio, con el cual se facilita y hace ver el código más elegante en cuanto a su lógica.</text:p>
      <text:p text:style-name="P3"><text:s/>Otra conclusión pero en el ámbito de documentación, es que llevar un control del código mediante documentación, simplifica mucho la acción de entender que es lo que está fallando dentro de un método.</text:p>
      <text:p text:style-name="P9">Recomendaciones</text:p>
      <text:p text:style-name="P3"><text:s/>A manera de recomendación inicial y muy importante es iniciar siempre ordenadamente un proyecto como este, ya que es muy fácil llegar a confundirse, por lo que es una buena practica iniciar siempre planteando que es lo que se busca realizar de maneras muy puntuales, ayudando así la traducción a código por medio de esa guía de ayuda.</text:p>
      <text:p text:style-name="P3"><text:s/>Buscar todos los servicios que existen en ensamblador y comprender los necesarios para lograr realizar el proyecto, ya que estos simplifican de manera muy amplia las acciones dentro del código.</text:p>
      <text:p text:style-name="P3"><text:s/>Tratar o siempre tener la meta de generalizár métodos del código para aprovechar el espacio dentro del código y dar elegancia al mismo tiempo.</text:p>
      <text:p text:style-name="P3"><text:s/>Ser específicos en la documentación del código ya que en un punto en el que necesiten conocer que hace una parte del código que crearon iniciando el trabajo puedan entenderlo rápidamente para no perder tiempo, ya que este es de gran importancia en un trabajo como este.</text:p>
      <text:p text:style-name="P3"/>
      <text:p text:style-name="P9">Referencias</text:p>
      <text:list xml:id="list1574105906" text:style-name="L2">
        <text:list-item>
          <text:p text:style-name="P13"><text:span text:style-name="T6"> </text:span><text:span text:style-name="Emphasis"><text:span text:style-name="T8">Linux syscall reference</text:span></text:span><text:span text:style-name="T6">. [ONLINE] Available at: http://syscalls.kernelgrok.com/. [Last Accessed 13 Noviembre].</text:span></text:p>
        </text:list-item>
      </text:list>
      <text:p text:style-name="P10">Manual</text:p>
      <text:list xml:id="list15846460161" text:style-name="L1">
        <text:list-item>
          <text:p text:style-name="P14">Ingresar al terminal de ubuntu e ingresar sudo apt-get install nasm.</text:p>
        </text:list-item>
        <text:list-item>
          <text:p text:style-name="P14">Ingresar a la carpeta que contiene el archivo.asm y el makefile usando cd_(nombre de carpeta).</text:p>
        </text:list-item>
        <text:list-item>
          <text:p text:style-name="P14">Una vez en la carpeta, escribir “make” en el terminal y pulsar enter para compilar el programa.</text:p>
        </text:list-item>
        <text:list-item>
          <text:p text:style-name="P14">Luego ejecutar el programa mediante la digitación de ./Programada2 y de esta manera iniciará la ejecució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meta:initial-creator>
    <meta:creation-date>2013-11-19T10:23:29</meta:creation-date>
    <dc:date>2013-11-19T22:54:13</dc:date>
    <dc:creator>Steven </dc:creator>
    <meta:editing-duration>PT6H49M16S</meta:editing-duration>
    <meta:editing-cycles>27</meta:editing-cycles>
    <meta:generator>LibreOffice/3.5$Linux_x86 LibreOffice_project/350m1$Build-2</meta:generator>
    <meta:document-statistic meta:table-count="0" meta:image-count="0" meta:object-count="0" meta:page-count="11" meta:paragraph-count="51" meta:word-count="1879" meta:character-count="11100" meta:non-whitespace-character-count="9235"/>
  </office:meta>
</office:document-meta>
</file>